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  <style:paragraph-properties style:writing-mode="lr-tb"/>
    </style:style>
    <style:style style:name="gr6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auto-grow-height="false" fo:min-height="6.736cm" fo:min-width="7.375cm" fo:wrap-option="no-wrap"/>
      <style:paragraph-properties style:writing-mode="lr-tb"/>
    </style:style>
    <style:style style:name="gr8" style:family="graphic" style:parent-style-name="standard">
      <style:graphic-properties draw:auto-grow-height="false" fo:min-height="3.877cm" fo:min-width="7.437cm" fo:wrap-option="no-wrap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  <style:paragraph-properties style:writing-mode="lr-tb"/>
    </style:style>
    <style:style style:name="gr12" style:family="graphic" style:parent-style-name="standard">
      <style:graphic-properties draw:auto-grow-height="false" fo:min-height="6.101cm" fo:min-width="8.137cm" fo:wrap-option="no-wrap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  <style:paragraph-properties style:writing-mode="lr-tb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782cm" fo:min-width="3.691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12cm" fo:min-width="1.405cm"/>
      <style:paragraph-properties style:writing-mode="lr-tb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1.782cm" fo:min-width="3.691cm"/>
      <style:paragraph-properties style:writing-mode="lr-tb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1.782cm" fo:min-width="3.691cm"/>
      <style:paragraph-properties style:writing-mode="lr-tb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639cm" fo:min-width="2.548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639cm" fo:min-width="2.54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8.817cm"/>
      <style:paragraph-properties style:writing-mode="lr-tb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2.417cm" fo:min-width="3.056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417cm" fo:min-width="3.056cm"/>
      <style:paragraph-properties style:writing-mode="lr-tb"/>
    </style:style>
    <style:style style:name="gr26" style:family="graphic" style:parent-style-name="standard">
      <style:graphic-properties draw:fill-color="#fff5ce" draw:textarea-horizontal-align="justify" draw:textarea-vertical-align="middle" draw:auto-grow-height="false" fo:min-height="2.417cm" fo:min-width="3.056cm"/>
      <style:paragraph-properties style:writing-mode="lr-tb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2.417cm" fo:min-width="3.056cm"/>
      <style:paragraph-properties style:writing-mode="lr-tb"/>
    </style:style>
    <style:style style:name="gr28" style:family="graphic" style:parent-style-name="standard">
      <style:graphic-properties draw:fill-color="#afd095" draw:textarea-horizontal-align="justify" draw:textarea-vertical-align="middle" draw:auto-grow-height="false" fo:min-height="2.417cm" fo:min-width="3.056cm"/>
      <style:paragraph-properties style:writing-mode="lr-tb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2.417cm" fo:min-width="3.05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1.532cm"/>
      <style:paragraph-properties style:writing-mode="lr-tb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47cm" fo:min-width="5.961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423cm" fo:min-width="2.843cm"/>
      <style:paragraph-properties style:writing-mode="lr-tb"/>
    </style:style>
    <style:style style:name="gr35" style:family="graphic" style:parent-style-name="standard">
      <style:graphic-properties svg:stroke-color="#dee6ef" draw:fill-color="#729fcf" draw:textarea-horizontal-align="justify" draw:textarea-vertical-align="middle" draw:auto-grow-height="false" fo:min-height="1.423cm" fo:min-width="2.843cm"/>
      <style:paragraph-properties style:writing-mode="lr-tb"/>
    </style:style>
    <style:style style:name="gr36" style:family="graphic" style:parent-style-name="standard">
      <style:graphic-properties draw:fill-color="#dee7e5" draw:textarea-horizontal-align="justify" draw:textarea-vertical-align="middle" draw:auto-grow-height="false" fo:min-height="1.423cm" fo:min-width="2.843cm"/>
      <style:paragraph-properties style:writing-mode="lr-tb"/>
    </style:style>
    <style:style style:name="gr37" style:family="graphic" style:parent-style-name="standard">
      <style:graphic-properties draw:fill-color="#b2b2b2" draw:auto-grow-height="false" fo:min-height="6.869cm" fo:min-width="22.821cm" fo:wrap-option="no-wrap"/>
    </style:style>
    <style:style style:name="gr38" style:family="graphic" style:parent-style-name="standard">
      <style:graphic-properties draw:fill-color="#ffffd7" draw:textarea-horizontal-align="justify" draw:textarea-vertical-align="middle" draw:auto-grow-height="false" fo:min-height="1.423cm" fo:min-width="3.846cm"/>
      <style:paragraph-properties style:writing-mode="lr-tb"/>
    </style:style>
    <style:style style:name="gr39" style:family="graphic" style:parent-style-name="standard">
      <style:graphic-properties draw:fill-color="#afd095" draw:textarea-horizontal-align="justify" draw:textarea-vertical-align="middle" draw:auto-grow-height="false" fo:min-height="1.423cm" fo:min-width="3.846cm"/>
      <style:paragraph-properties style:writing-mode="lr-tb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1.515cm" fo:min-width="5.969cm" fo:wrap-option="no-wrap"/>
      <style:paragraph-properties style:writing-mode="lr-tb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1.515cm" fo:min-width="4.041cm" fo:wrap-option="no-wrap"/>
      <style:paragraph-properties style:writing-mode="lr-tb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1.147cm" fo:min-width="8.817cm"/>
      <style:paragraph-properties style:writing-mode="lr-tb"/>
    </style:style>
    <style:style style:name="gr44" style:family="graphic" style:parent-style-name="standard">
      <style:graphic-properties draw:fill-color="#b2b2b2" draw:textarea-horizontal-align="justify" draw:textarea-vertical-align="middle" draw:auto-grow-height="false" fo:min-height="7.243cm" fo:min-width="7.628cm"/>
      <style:paragraph-properties style:writing-mode="lr-tb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4.865cm" fo:min-width="6.231cm"/>
      <style:paragraph-properties style:writing-mode="lr-tb"/>
    </style:style>
    <style:style style:name="gr46" style:family="graphic" style:parent-style-name="standard">
      <style:graphic-properties draw:fill-color="#729fcf" draw:textarea-horizontal-align="justify" draw:textarea-vertical-align="middle" draw:auto-grow-height="false" fo:min-height="4.865cm" fo:min-width="7.6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fff5ce"/>
      <style:paragraph-properties fo:text-align="center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afd095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729fcf"/>
      <style:paragraph-properties fo:text-align="center"/>
    </style:style>
    <style:style style:name="P26" style:family="paragraph">
      <loext:graphic-properties draw:fill-color="#dee7e5"/>
      <style:paragraph-properties fo:text-align="center"/>
    </style:style>
    <style:style style:name="P27" style:family="paragraph">
      <loext:graphic-properties draw:fill-color="#b2b2b2"/>
    </style:style>
    <style:style style:name="P28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5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6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7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4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1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2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4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4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  <draw:page draw:name="page2" draw:style-name="dp1" draw:master-page-name="Default">
        <draw:custom-shape draw:style-name="gr15" draw:text-style-name="P10" draw:layer="layout" svg:width="8.128cm" svg:height="1.016cm" svg:x="9.59cm" svg:y="1.762cm">
          <text:p text:style-name="P1"><text:span text:style-name="T1">PDBServer / PDBLoa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9" draw:id="id9" draw:layer="layout" svg:width="4.191cm" svg:height="2.032cm" svg:x="3.459cm" svg:y="6.326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1.905cm" svg:height="0.762cm" svg:x="2.551cm" svg:y="4.302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1.905cm" svg:height="0.762cm" svg:x="4.583cm" svg:y="4.302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1" draw:id="id11" draw:layer="layout" svg:width="1.905cm" svg:height="0.762cm" svg:x="6.623cm" svg:y="4.302cm">
          <text:p text:style-name="P1">excel</text:p>
          <draw:enhanced-geometry svg:viewBox="0 0 21600 21600" draw:type="rectangle" draw:enhanced-path="M 0 0 L 21600 0 21600 21600 0 21600 0 0 Z N"/>
        </draw:custom-shape>
        <draw:g>
          <draw:connector draw:style-name="gr4" draw:text-style-name="P1" draw:layer="layout" svg:x1="3.503cm" svg:y1="5.064cm" svg:x2="5.554cm" svg:y2="6.326cm" draw:start-shape="id8" draw:start-glue-point="2" draw:end-shape="id9" draw:end-glue-point="0" svg:d="M3503 5064v631h2051v631" svg:viewBox="0 0 2052 1263">
            <text:p/>
          </draw:connector>
          <draw:connector draw:style-name="gr4" draw:text-style-name="P1" draw:layer="layout" svg:x1="5.535cm" svg:y1="5.064cm" svg:x2="5.554cm" svg:y2="6.326cm" draw:start-shape="id10" draw:start-glue-point="2" draw:end-shape="id9" draw:end-glue-point="0" svg:d="M5535 5064v631h19v631" svg:viewBox="0 0 20 1263">
            <text:p/>
          </draw:connector>
          <draw:connector draw:style-name="gr4" draw:text-style-name="P1" draw:layer="layout" draw:line-skew="-0.01cm" svg:x1="7.575cm" svg:y1="5.064cm" svg:x2="5.554cm" svg:y2="6.326cm" draw:start-shape="id11" draw:start-glue-point="2" draw:end-shape="id9" draw:end-glue-point="0" svg:d="M7575 5064v621h-2021v641" svg:viewBox="0 0 2022 1263">
            <text:p/>
          </draw:connector>
        </draw:g>
        <draw:custom-shape draw:style-name="gr18" draw:text-style-name="P13" xml:id="id12" draw:id="id12" draw:layer="layout" svg:width="4.191cm" svg:height="2.032cm" svg:x="10.087cm" svg:y="6.353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3" draw:id="id13" draw:layer="layout" svg:width="4.191cm" svg:height="2.032cm" svg:x="16.528cm" svg:y="6.35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3.048cm" svg:height="0.889cm" svg:x="17.102cm" svg:y="3.97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4" draw:id="id14" draw:layer="layout" svg:width="3.048cm" svg:height="0.889cm" svg:x="21.156cm" svg:y="3.27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6" draw:id="id16" draw:layer="layout" svg:width="3.048cm" svg:height="0.889cm" svg:x="21.156cm" svg:y="4.675cm">
          <text:p text:style-name="P1">APIKey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s" svg:x1="7.65cm" svg:y1="7.342cm" svg:x2="10.087cm" svg:y2="7.369cm" draw:start-shape="id9" draw:start-glue-point="1" draw:end-shape="id12" draw:end-glue-point="3" svg:d="M7650 7342h500l1435 27h502" svg:viewBox="0 0 2438 28">
          <text:p/>
        </draw:connector>
        <draw:connector draw:style-name="gr22" draw:text-style-name="P17" draw:layer="layout" draw:type="lines" svg:x1="16.528cm" svg:y1="7.369cm" svg:x2="14.278cm" svg:y2="7.369cm" draw:start-shape="id13" draw:start-glue-point="3" draw:end-shape="id12" draw:end-glue-point="1" svg:d="M16528 7369h-502-1248-500" svg:viewBox="0 0 2251 1">
          <text:p/>
        </draw:connector>
        <draw:connector draw:style-name="gr22" draw:text-style-name="P17" draw:layer="layout" draw:type="lines" svg:x1="21.156cm" svg:y1="3.719cm" svg:x2="20.15cm" svg:y2="4.419cm" draw:start-shape="id14" draw:start-glue-point="3" draw:end-shape="id15" draw:end-glue-point="1" svg:d="M21156 3719h-501l-4 700h-501" svg:viewBox="0 0 1007 701">
          <text:p/>
        </draw:connector>
        <draw:connector draw:style-name="gr22" draw:text-style-name="P17" draw:layer="layout" draw:type="lines" svg:x1="21.156cm" svg:y1="5.119cm" svg:x2="20.15cm" svg:y2="4.419cm" draw:start-shape="id16" draw:start-glue-point="3" draw:end-shape="id15" draw:end-glue-point="1" svg:d="M21156 5119h-501l-4-700h-501" svg:viewBox="0 0 1007 701">
          <text:p/>
        </draw:connector>
        <draw:connector draw:style-name="gr22" draw:text-style-name="P17" draw:layer="layout" draw:type="line" svg:x1="18.623cm" svg:y1="6.353cm" svg:x2="18.626cm" svg:y2="4.864cm" draw:start-shape="id13" draw:start-glue-point="0" draw:end-shape="id15" draw:end-glue-point="2" svg:d="M18623 6353l3-1489" svg:viewBox="0 0 4 1490">
          <text:p/>
        </draw:connector>
      </draw:page>
      <draw:page draw:name="page3" draw:style-name="dp1" draw:master-page-name="Default">
        <draw:custom-shape draw:style-name="gr23" draw:text-style-name="P10" draw:layer="layout" svg:width="9.317cm" svg:height="1.397cm" svg:x="9.59cm" svg:y="1.381cm">
          <text:p text:style-name="P1"><text:span text:style-name="T1">Colav Automation</text:span></text:p>
          <text:p text:style-name="P1"><text:span text:style-name="T1">Google Scholar Architectur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5" draw:id="id25" draw:layer="layout" svg:width="3.556cm" svg:height="2.667cm" svg:x="2.651cm" svg:y="4.048cm">
          <text:p text:style-name="P1">Google</text:p>
          <text:p text:style-name="P1">Scholar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0" draw:id="id20" draw:layer="layout" svg:width="3.556cm" svg:height="2.667cm" svg:x="7.651cm" svg:y="4.048cm">
          <text:p text:style-name="P1">Rotating</text:p>
          <text:p text:style-name="P1">Proxies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7" draw:id="id17" draw:layer="layout" svg:width="3.556cm" svg:height="2.667cm" svg:x="7.951cm" svg:y="8.148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8" draw:id="id18" draw:layer="layout" svg:width="3.556cm" svg:height="2.667cm" svg:x="14.051cm" svg:y="5.748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8" draw:text-style-name="P22" xml:id="id19" draw:id="id19" draw:layer="layout" svg:width="3.556cm" svg:height="2.667cm" svg:x="20.651cm" svg:y="4.048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1" draw:id="id21" draw:layer="layout" svg:width="3.556cm" svg:height="2.667cm" svg:x="19.061cm" svg:y="8.028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30" draw:text-style-name="P1" xml:id="id22" draw:id="id22" draw:layer="layout" svg:width="2.032cm" svg:height="0.762cm" svg:x="23.606cm" svg:y="7.858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30" draw:text-style-name="P1" xml:id="id23" draw:id="id23" draw:layer="layout" svg:width="2.032cm" svg:height="0.762cm" svg:x="23.606cm" svg:y="8.858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0" draw:text-style-name="P1" xml:id="id24" draw:id="id24" draw:layer="layout" svg:width="2.032cm" svg:height="0.762cm" svg:x="23.606cm" svg:y="9.858cm">
          <text:p text:style-name="P1">excel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svg:x1="9.729cm" svg:y1="10.815cm" svg:x2="15.829cm" svg:y2="8.415cm" draw:start-shape="id17" draw:start-glue-point="2" draw:end-shape="id18" draw:end-glue-point="2" svg:d="M9729 10815v500h6100v-2900" svg:viewBox="0 0 6101 2901">
          <text:p/>
        </draw:connector>
        <draw:connector draw:style-name="gr32" draw:text-style-name="P17" draw:layer="layout" svg:x1="14.051cm" svg:y1="7.081cm" svg:x2="11.507cm" svg:y2="9.481cm" draw:start-shape="id18" draw:start-glue-point="3" draw:end-shape="id17" draw:end-glue-point="1" svg:d="M14051 7081h-1272v2400h-1272" svg:viewBox="0 0 2545 2401">
          <text:p/>
        </draw:connector>
        <draw:connector draw:style-name="gr32" draw:text-style-name="P17" draw:layer="layout" svg:x1="22.429cm" svg:y1="4.048cm" svg:x2="15.829cm" svg:y2="5.748cm" draw:start-shape="id19" draw:start-glue-point="0" draw:end-shape="id18" draw:end-glue-point="0" svg:d="M22429 4048v-502h-6600v2202" svg:viewBox="0 0 6601 2203">
          <text:p/>
        </draw:connector>
        <draw:connector draw:style-name="gr31" draw:text-style-name="P17" draw:layer="layout" svg:x1="17.607cm" svg:y1="7.081cm" svg:x2="20.651cm" svg:y2="5.381cm" draw:start-shape="id18" draw:start-glue-point="1" draw:end-shape="id19" draw:end-glue-point="3" svg:d="M17607 7081h1522v-1700h1522" svg:viewBox="0 0 3045 1701">
          <text:p/>
        </draw:connector>
        <draw:connector draw:style-name="gr32" draw:text-style-name="P17" draw:layer="layout" svg:x1="9.729cm" svg:y1="8.148cm" svg:x2="11.207cm" svg:y2="5.381cm" draw:start-shape="id17" draw:start-glue-point="0" draw:end-shape="id20" draw:end-glue-point="1" svg:d="M9729 8148v-717h1979v-2050h-501" svg:viewBox="0 0 1980 2768">
          <text:p/>
        </draw:connector>
        <draw:connector draw:style-name="gr31" draw:text-style-name="P17" draw:layer="layout" svg:x1="9.429cm" svg:y1="6.715cm" svg:x2="7.951cm" svg:y2="9.481cm" draw:start-shape="id20" draw:start-glue-point="2" draw:end-shape="id17" draw:end-glue-point="3" svg:d="M9429 6715v716h-1979v2050h501" svg:viewBox="0 0 1980 2767">
          <text:p/>
        </draw:connector>
        <draw:connector draw:style-name="gr31" draw:text-style-name="P17" draw:layer="layout" svg:x1="20.839cm" svg:y1="8.028cm" svg:x2="22.429cm" svg:y2="6.715cm" draw:start-shape="id21" draw:start-glue-point="0" draw:end-shape="id19" draw:end-glue-point="2" svg:d="M20839 8028v-657h1590v-656" svg:viewBox="0 0 1591 1314">
          <text:p/>
        </draw:connector>
        <draw:connector draw:style-name="gr31" draw:text-style-name="P17" draw:layer="layout" svg:x1="23.606cm" svg:y1="8.239cm" svg:x2="22.617cm" svg:y2="9.361cm" draw:start-shape="id22" draw:start-glue-point="3" draw:end-shape="id21" draw:end-glue-point="1" svg:d="M23606 8239h-494v1122h-495" svg:viewBox="0 0 990 1123">
          <text:p/>
        </draw:connector>
        <draw:connector draw:style-name="gr31" draw:text-style-name="P17" draw:layer="layout" svg:x1="23.606cm" svg:y1="9.239cm" svg:x2="22.617cm" svg:y2="9.361cm" draw:start-shape="id23" draw:start-glue-point="3" draw:end-shape="id21" draw:end-glue-point="1" svg:d="M23606 9239h-494v122h-495" svg:viewBox="0 0 990 123">
          <text:p/>
        </draw:connector>
        <draw:connector draw:style-name="gr31" draw:text-style-name="P17" draw:layer="layout" svg:x1="23.606cm" svg:y1="10.239cm" svg:x2="22.617cm" svg:y2="9.361cm" draw:start-shape="id24" draw:start-glue-point="3" draw:end-shape="id21" draw:end-glue-point="1" svg:d="M23606 10239h-494v-878h-495" svg:viewBox="0 0 990 879">
          <text:p/>
        </draw:connector>
        <draw:connector draw:style-name="gr32" draw:text-style-name="P17" draw:layer="layout" svg:x1="9.429cm" svg:y1="4.048cm" svg:x2="4.429cm" svg:y2="4.048cm" draw:start-shape="id20" draw:start-glue-point="0" draw:end-shape="id25" draw:end-glue-point="0" svg:d="M9429 4048v-502h-5000v502" svg:viewBox="0 0 5001 503">
          <text:p/>
        </draw:connector>
        <draw:connector draw:style-name="gr31" draw:text-style-name="P17" draw:layer="layout" svg:x1="6.207cm" svg:y1="5.381cm" svg:x2="7.651cm" svg:y2="5.381cm" draw:start-shape="id25" draw:start-glue-point="1" draw:end-shape="id20" draw:end-glue-point="3" svg:d="M6207 5381h1444" svg:viewBox="0 0 1445 1">
          <text:p/>
        </draw:connector>
      </draw:page>
      <draw:page draw:name="page4" draw:style-name="dp1" draw:master-page-name="Default">
        <draw:custom-shape draw:style-name="gr33" draw:text-style-name="P24" draw:layer="layout" svg:width="6.461cm" svg:height="1.397cm" svg:x="10.09cm" svg:y="2.887cm">
          <text:p text:style-name="P1"><text:span text:style-name="T1">Data Lak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40" draw:id="id40" draw:layer="layout" svg:width="3.343cm" svg:height="1.673cm" svg:x="4.14cm" svg:y="7.723cm">
          <text:p text:style-name="P1">Web Of</text:p>
          <text:p text:style-name="P1">Science</text:p>
          <draw:enhanced-geometry svg:viewBox="0 0 21600 21600" draw:type="rectangle" draw:enhanced-path="M 0 0 L 21600 0 21600 21600 0 21600 0 0 Z N"/>
        </draw:custom-shape>
        <draw:custom-shape draw:style-name="gr34" draw:text-style-name="P1" xml:id="id39" draw:id="id39" draw:layer="layout" svg:width="3.343cm" svg:height="1.673cm" svg:x="9.64cm" svg:y="5.423cm">
          <text:p text:style-name="P1">Scopus</text:p>
          <draw:enhanced-geometry svg:viewBox="0 0 21600 21600" draw:type="rectangle" draw:enhanced-path="M 0 0 L 21600 0 21600 21600 0 21600 0 0 Z N"/>
        </draw:custom-shape>
        <draw:custom-shape draw:style-name="gr34" draw:text-style-name="P1" xml:id="id41" draw:id="id41" draw:layer="layout" svg:width="3.343cm" svg:height="1.673cm" svg:x="7.94cm" svg:y="7.723cm">
          <text:p text:style-name="P1">Scielo</text:p>
          <draw:enhanced-geometry svg:viewBox="0 0 21600 21600" draw:type="rectangle" draw:enhanced-path="M 0 0 L 21600 0 21600 21600 0 21600 0 0 Z N"/>
        </draw:custom-shape>
        <draw:custom-shape draw:style-name="gr35" draw:text-style-name="P25" xml:id="id38" draw:id="id38" draw:layer="layout" svg:width="3.343cm" svg:height="1.673cm" svg:x="2.54cm" svg:y="5.423cm">
          <text:p text:style-name="P1">Redalyc</text:p>
          <draw:enhanced-geometry svg:viewBox="0 0 21600 21600" draw:type="rectangle" draw:enhanced-path="M 0 0 L 21600 0 21600 21600 0 21600 0 0 Z N"/>
        </draw:custom-shape>
        <draw:custom-shape draw:style-name="gr36" draw:text-style-name="P26" xml:id="id26" draw:id="id26" draw:layer="layout" svg:width="3.343cm" svg:height="1.673cm" svg:x="17.54cm" svg:y="3.323cm">
          <text:p text:style-name="P1">LENS</text:p>
          <text:p text:style-name="P1">ORG</text:p>
          <draw:enhanced-geometry svg:viewBox="0 0 21600 21600" draw:type="rectangle" draw:enhanced-path="M 0 0 L 21600 0 21600 21600 0 21600 0 0 Z N"/>
        </draw:custom-shape>
        <draw:custom-shape draw:style-name="gr34" draw:text-style-name="P1" xml:id="id27" draw:id="id27" draw:layer="layout" svg:width="3.343cm" svg:height="1.673cm" svg:x="14.04cm" svg:y="5.423cm">
          <text:p text:style-name="P1">Microsoft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3.343cm" svg:height="1.673cm" svg:x="15.74cm" svg:y="7.623cm">
          <text:p text:style-name="P1">CrossRef</text:p>
          <draw:enhanced-geometry svg:viewBox="0 0 21600 21600" draw:type="rectangle" draw:enhanced-path="M 0 0 L 21600 0 21600 21600 0 21600 0 0 Z N"/>
        </draw:custom-shape>
        <draw:custom-shape draw:style-name="gr34" draw:text-style-name="P1" xml:id="id30" draw:id="id30" draw:layer="layout" svg:width="3.343cm" svg:height="1.673cm" svg:x="19.64cm" svg:y="7.623cm">
          <text:p text:style-name="P1">PubMed</text:p>
          <draw:enhanced-geometry svg:viewBox="0 0 21600 21600" draw:type="rectangle" draw:enhanced-path="M 0 0 L 21600 0 21600 21600 0 21600 0 0 Z N"/>
        </draw:custom-shape>
        <draw:custom-shape draw:style-name="gr34" draw:text-style-name="P1" xml:id="id28" draw:id="id28" draw:layer="layout" svg:width="3.343cm" svg:height="1.673cm" svg:x="21.24cm" svg:y="5.423cm">
          <text:p text:style-name="P1">Core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7.54cm" svg:y1="4.159cm" svg:x2="15.711cm" svg:y2="5.423cm" draw:start-shape="id26" draw:start-glue-point="3" draw:end-shape="id27" draw:end-glue-point="0" svg:d="M17540 4159l-1829 1264" svg:viewBox="0 0 1830 1265">
          <text:p/>
        </draw:connector>
        <draw:connector draw:style-name="gr22" draw:text-style-name="P17" draw:layer="layout" draw:type="line" svg:x1="20.883cm" svg:y1="4.159cm" svg:x2="22.911cm" svg:y2="5.423cm" draw:start-shape="id26" draw:start-glue-point="1" draw:end-shape="id28" draw:end-glue-point="0" svg:d="M20883 4159l2028 1264" svg:viewBox="0 0 2029 1265">
          <text:p/>
        </draw:connector>
        <draw:connector draw:style-name="gr22" draw:text-style-name="P17" draw:layer="layout" draw:type="line" svg:x1="19.211cm" svg:y1="4.996cm" svg:x2="17.411cm" svg:y2="7.623cm" draw:start-shape="id26" draw:start-glue-point="2" draw:end-shape="id29" draw:end-glue-point="0" svg:d="M19211 4996l-1800 2627" svg:viewBox="0 0 1801 2628">
          <text:p/>
        </draw:connector>
        <draw:connector draw:style-name="gr22" draw:text-style-name="P17" draw:layer="layout" draw:type="line" svg:x1="19.211cm" svg:y1="4.996cm" svg:x2="21.311cm" svg:y2="7.623cm" draw:start-shape="id26" draw:start-glue-point="2" draw:end-shape="id30" draw:end-glue-point="0" svg:d="M19211 4996l2100 2627" svg:viewBox="0 0 2101 2628">
          <text:p/>
        </draw:connector>
        <draw:custom-shape draw:style-name="gr37" draw:text-style-name="P27" xml:id="id31" draw:id="id31" draw:layer="layout" svg:width="23.495cm" svg:height="7.293cm" svg:x="2.27cm" svg:y="2.7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9.1352161959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8" draw:text-style-name="P4" xml:id="id32" draw:id="id32" draw:layer="layout" svg:width="4.346cm" svg:height="1.673cm" svg:x="11.84cm" svg:y="11.523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38" draw:text-style-name="P4" xml:id="id33" draw:id="id33" draw:layer="layout" svg:width="4.346cm" svg:height="1.673cm" svg:x="18.04cm" svg:y="11.523cm">
          <text:p text:style-name="P1">Google </text:p>
          <text:p text:style-name="P1">Scholar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7cm" svg:y1="10.017cm" svg:x2="14.013cm" svg:y2="11.523cm" draw:start-shape="id31" draw:start-glue-point="2" draw:end-shape="id32" draw:end-glue-point="0" svg:d="M14017 10017l-4 1506" svg:viewBox="0 0 5 1507">
          <text:p/>
        </draw:connector>
        <draw:connector draw:style-name="gr22" draw:text-style-name="P17" draw:layer="layout" draw:type="line" svg:x1="18.04cm" svg:y1="12.359cm" svg:x2="16.186cm" svg:y2="12.359cm" draw:start-shape="id33" draw:start-glue-point="3" draw:end-shape="id32" draw:end-glue-point="1" svg:d="M18040 12359h-1854" svg:viewBox="0 0 1855 1">
          <text:p/>
        </draw:connector>
        <draw:custom-shape draw:style-name="gr39" draw:text-style-name="P22" xml:id="id34" draw:id="id34" draw:layer="layout" svg:width="4.346cm" svg:height="1.673cm" svg:x="11.84cm" svg:y="14.123cm">
          <text:p text:style-name="P1">Data Staging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3cm" svg:y1="13.196cm" svg:x2="14.013cm" svg:y2="14.123cm" draw:start-shape="id32" draw:start-glue-point="2" draw:end-shape="id34" draw:end-glue-point="0" svg:d="M14013 13196v927" svg:viewBox="0 0 1 928">
          <text:p/>
        </draw:connector>
        <draw:custom-shape draw:style-name="gr39" draw:text-style-name="P22" xml:id="id35" draw:id="id35" draw:layer="layout" svg:width="4.346cm" svg:height="1.673cm" svg:x="11.84cm" svg:y="17.02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39" draw:text-style-name="P22" xml:id="id36" draw:id="id36" draw:layer="layout" svg:width="4.346cm" svg:height="1.673cm" svg:x="18.04cm" svg:y="17.023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6.985cm" svg:height="1.905cm" svg:x="2.397cm" svg:y="10.271cm">
          <text:p text:style-name="P1">ETL</text:p>
          <text:p text:style-name="P1"><text:span text:style-name="T2">Extract, Transform, Load</text:span></text:p>
          <draw:enhanced-geometry svg:viewBox="0 0 21600 21600" draw:text-areas="800 800 20800 20800" draw:type="round-rectangular-callout" draw:modifiers="28878.3280847409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3" draw:layer="layout" svg:width="4.903cm" svg:height="1.905cm" svg:x="4.556cm" svg:y="12.766cm">
          <text:p text:style-name="P1">MongoDB</text:p>
          <draw:enhanced-geometry svg:viewBox="0 0 21600 21600" draw:text-areas="800 800 20800 20800" draw:type="round-rectangular-callout" draw:modifiers="31968.352365416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2" draw:text-style-name="P17" draw:layer="layout" draw:type="line" svg:x1="14.013cm" svg:y1="17.023cm" svg:x2="14.013cm" svg:y2="15.796cm" draw:start-shape="id35" draw:start-glue-point="0" draw:end-shape="id34" draw:end-glue-point="2" svg:d="M14013 17023v-1227" svg:viewBox="0 0 1 1228">
          <text:p/>
        </draw:connector>
        <draw:connector draw:style-name="gr42" draw:text-style-name="P17" draw:layer="layout" draw:type="line" svg:x1="16.186cm" svg:y1="17.859cm" svg:x2="18.04cm" svg:y2="17.859cm" draw:start-shape="id35" draw:start-glue-point="1" draw:end-shape="id36" draw:end-glue-point="3" svg:d="M16186 17859h1854" svg:viewBox="0 0 1855 1">
          <text:p/>
        </draw:connector>
        <draw:custom-shape draw:style-name="gr36" draw:text-style-name="P26" xml:id="id37" draw:id="id37" draw:layer="layout" svg:width="3.343cm" svg:height="1.673cm" svg:x="5.94cm" svg:y="3.323cm">
          <text:p text:style-name="P1">WOSPlus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5.94cm" svg:y1="4.159cm" svg:x2="4.211cm" svg:y2="5.423cm" draw:start-shape="id37" draw:start-glue-point="3" draw:end-shape="id38" draw:end-glue-point="0" svg:d="M5940 4159l-1729 1264" svg:viewBox="0 0 1730 1265">
          <text:p/>
        </draw:connector>
        <draw:connector draw:style-name="gr22" draw:text-style-name="P17" draw:layer="layout" draw:type="line" svg:x1="9.283cm" svg:y1="4.159cm" svg:x2="11.311cm" svg:y2="5.423cm" draw:start-shape="id37" draw:start-glue-point="1" draw:end-shape="id39" draw:end-glue-point="0" svg:d="M9283 4159l2028 1264" svg:viewBox="0 0 2029 1265">
          <text:p/>
        </draw:connector>
        <draw:connector draw:style-name="gr22" draw:text-style-name="P17" draw:layer="layout" draw:type="line" svg:x1="7.611cm" svg:y1="4.996cm" svg:x2="5.811cm" svg:y2="7.723cm" draw:start-shape="id37" draw:start-glue-point="2" draw:end-shape="id40" draw:end-glue-point="0" svg:d="M7611 4996l-1800 2727" svg:viewBox="0 0 1801 2728">
          <text:p/>
        </draw:connector>
        <draw:connector draw:style-name="gr22" draw:text-style-name="P17" draw:layer="layout" draw:type="line" svg:x1="7.611cm" svg:y1="4.996cm" svg:x2="9.611cm" svg:y2="7.723cm" draw:start-shape="id37" draw:start-glue-point="2" draw:end-shape="id41" draw:end-glue-point="0" svg:d="M7611 4996l2000 2727" svg:viewBox="0 0 2001 2728">
          <text:p/>
        </draw:connector>
      </draw:page>
      <draw:page draw:name="page5" draw:style-name="dp1" draw:master-page-name="Default">
        <draw:custom-shape draw:style-name="gr43" draw:text-style-name="P28" draw:layer="layout" svg:width="9.317cm" svg:height="1.397cm" svg:x="8.69cm" svg:y="1.387cm">
          <text:p text:style-name="P1"><text:span text:style-name="T1">Google Scholar Class </text:span></text:p>
          <text:p text:style-name="P1"><text:span text:style-name="T1">Diag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xml:id="id43" draw:id="id43" draw:layer="layout" svg:width="8.128cm" svg:height="7.493cm" svg:x="9.376cm" svg:y="3.286cm">
          <text:p text:style-name="P1"><text:span text:style-name="T1">GSBase</text:span></text:p>
          <text:p text:style-name="P29">+ get_checkpoint (virtual)</text:p>
          <text:p text:style-name="P29">+ parse_bibtex</text:p>
          <text:p text:style-name="P29">+ parse_ref</text:p>
          <text:p text:style-name="P29">+ get_google_scholar</text:p>
          <text:p text:style-name="P29">+ get_proxy</text:p>
          <text:p text:style-name="P29">+ request_get</text:p>
          <text:p text:style-name="P29">+ request_get_bibtex</text:p>
          <text:p text:style-name="P29">+ run (virtual)</text:p>
          <text:p text:style-name="P29"/>
          <draw:enhanced-geometry svg:viewBox="0 0 21600 21600" draw:type="rectangle" draw:enhanced-path="M 0 0 L 21600 0 21600 21600 0 21600 0 0 Z N"/>
        </draw:custom-shape>
        <draw:custom-shape draw:style-name="gr45" draw:text-style-name="P25" xml:id="id42" draw:id="id42" draw:layer="layout" svg:width="6.731cm" svg:height="5.115cm" svg:x="1.635cm" svg:y="12.268cm">
          <text:p text:style-name="P1"><text:span text:style-name="T1">GSCites</text:span></text:p>
          <text:p text:style-name="P29">+ get_records</text:p>
          <text:p text:style-name="P29">+ google_scholar_url</text:p>
          <text:p text:style-name="P29">+ get_citation</text:p>
          <text:p text:style-name="P29">+ get_citations</text:p>
          <text:p text:style-name="P29">+ run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svg:x1="5cm" svg:y1="12.268cm" svg:x2="9.376cm" svg:y2="7.032cm" draw:start-shape="id42" draw:start-glue-point="0" draw:end-shape="id43" draw:end-glue-point="3" svg:d="M5000 12268v-5236h4376" svg:viewBox="0 0 4377 5237">
          <text:p/>
        </draw:connector>
        <draw:custom-shape draw:style-name="gr46" draw:text-style-name="P25" xml:id="id45" draw:id="id45" draw:layer="layout" svg:width="8.128cm" svg:height="5.115cm" svg:x="9.435cm" svg:y="12.268cm">
          <text:p text:style-name="P1"><text:span text:style-name="T1">GSLookUp</text:span></text:p>
          <text:p text:style-name="P29">+ get_checkpoint</text:p>
          <text:p text:style-name="P29">+ google_scholar_page</text:p>
          <text:p text:style-name="P29">+ google_scholar_query</text:p>
          <text:p text:style-name="P29">+ check_paper</text:p>
          <text:p text:style-name="P29">+ run</text:p>
          <draw:enhanced-geometry svg:viewBox="0 0 21600 21600" draw:type="rectangle" draw:enhanced-path="M 0 0 L 21600 0 21600 21600 0 21600 0 0 Z N"/>
        </draw:custom-shape>
        <draw:custom-shape draw:style-name="gr46" draw:text-style-name="P25" xml:id="id44" draw:id="id44" draw:layer="layout" svg:width="8.128cm" svg:height="5.115cm" svg:x="18.735cm" svg:y="12.268cm">
          <text:p text:style-name="P1"><text:span text:style-name="T1">GSJournal</text:span></text:p>
          <text:p text:style-name="P29">+ get_npapers</text:p>
          <text:p text:style-name="P29">+ google_scholar_url</text:p>
          <text:p text:style-name="P29">+ get_papers</text:p>
          <text:p text:style-name="P29">+ run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svg:x1="22.799cm" svg:y1="12.268cm" svg:x2="17.504cm" svg:y2="7.032cm" draw:start-shape="id44" draw:start-glue-point="0" draw:end-shape="id43" draw:end-glue-point="1" svg:d="M22799 12268v-5236h-5295" svg:viewBox="0 0 5296 5237">
          <text:p/>
        </draw:connector>
        <draw:connector draw:style-name="gr22" draw:text-style-name="P17" draw:layer="layout" draw:type="line" svg:x1="13.499cm" svg:y1="12.268cm" svg:x2="13.44cm" svg:y2="10.779cm" draw:start-shape="id45" draw:start-glue-point="0" draw:end-shape="id43" draw:end-glue-point="2" svg:d="M13499 12268l-59-1489" svg:viewBox="0 0 60 14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4-24T12:38:57.915952496</meta:creation-date>
    <dc:date>2020-02-01T21:16:36.973327385</dc:date>
    <meta:editing-duration>PT1H21M22S</meta:editing-duration>
    <meta:editing-cycles>17</meta:editing-cycles>
    <meta:generator>LibreOffice/6.3.4.2$Linux_X86_64 LibreOffice_project/30$Build-2</meta:generator>
    <meta:document-statistic meta:object-count="100"/>
  </office:meta>
</office:document-meta>
</file>